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contingency table" table:style-name="ta1"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twoayggay</text:p>
          </table:table-cell>
          <table:table-cell office:value-type="string" calcext:value-type="string">
            <text:p>groupIIintron</text:p>
          </table:table-cell>
        </table:table-row>
        <table:table-row table:style-name="ro1">
          <table:table-cell office:value-type="string" calcext:value-type="string">
            <text:p>with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without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</table:table-row>
      </table:table>
      <table:table table:name="twoAYGGAY" table:style-name="ta1">
        <table:table-column table:style-name="co1" table:number-columns-repeated="6" table:default-cell-style-name="ce3"/>
        <table:table-column table:style-name="co1" table:default-cell-style-name="Default"/>
        <table:table-row table:style-name="ro1">
          <table:table-cell office:value-type="string" calcext:value-type="string">
            <text:p>sequence</text:p>
          </table:table-cell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/>
          <table:table-cell office:value-type="string" calcext:value-type="string">
            <text:p>strand</text:p>
          </table:table-cell>
          <table:table-cell table:style-name="ce3" office:value-type="string" calcext:value-type="string">
            <text:p>next to intron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string" calcext:value-type="string">
            <text:p>nhmmer</text:p>
          </table:table-cell>
          <table:table-cell office:value-type="float" office:value="1169508" calcext:value-type="float">
            <text:p>1169508</text:p>
          </table:table-cell>
          <table:table-cell office:value-type="string" calcext:value-type="string">
            <text:p>116962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string" calcext:value-type="string">
            <text:p>nhmmer</text:p>
          </table:table-cell>
          <table:table-cell office:value-type="float" office:value="1171711" calcext:value-type="float">
            <text:p>1171711</text:p>
          </table:table-cell>
          <table:table-cell office:value-type="string" calcext:value-type="string">
            <text:p>117182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string" calcext:value-type="string">
            <text:p>nhmmer</text:p>
          </table:table-cell>
          <table:table-cell office:value-type="float" office:value="1259371" calcext:value-type="float">
            <text:p>1259371</text:p>
          </table:table-cell>
          <table:table-cell office:value-type="string" calcext:value-type="string">
            <text:p>125948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string" calcext:value-type="string">
            <text:p>nhmmer</text:p>
          </table:table-cell>
          <table:table-cell office:value-type="float" office:value="1280787" calcext:value-type="float">
            <text:p>1280787</text:p>
          </table:table-cell>
          <table:table-cell office:value-type="string" calcext:value-type="string">
            <text:p>128089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string" calcext:value-type="string">
            <text:p>nhmmer</text:p>
          </table:table-cell>
          <table:table-cell office:value-type="float" office:value="1896386" calcext:value-type="float">
            <text:p>1896386</text:p>
          </table:table-cell>
          <table:table-cell office:value-type="string" calcext:value-type="string">
            <text:p>189649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string" calcext:value-type="string">
            <text:p>nhmmer</text:p>
          </table:table-cell>
          <table:table-cell office:value-type="float" office:value="1897213" calcext:value-type="float">
            <text:p>1897213</text:p>
          </table:table-cell>
          <table:table-cell office:value-type="string" calcext:value-type="string">
            <text:p>189732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string" calcext:value-type="string">
            <text:p>nhmmer</text:p>
          </table:table-cell>
          <table:table-cell office:value-type="float" office:value="1985858" calcext:value-type="float">
            <text:p>1985858</text:p>
          </table:table-cell>
          <table:table-cell office:value-type="string" calcext:value-type="string">
            <text:p>198597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string" calcext:value-type="string">
            <text:p>nhmmer</text:p>
          </table:table-cell>
          <table:table-cell office:value-type="float" office:value="1986328" calcext:value-type="float">
            <text:p>1986328</text:p>
          </table:table-cell>
          <table:table-cell office:value-type="float" office:value="1986440" calcext:value-type="float">
            <text:p>198644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string" calcext:value-type="string">
            <text:p>nhmmer</text:p>
          </table:table-cell>
          <table:table-cell office:value-type="float" office:value="2051726" calcext:value-type="float">
            <text:p>2051726</text:p>
          </table:table-cell>
          <table:table-cell office:value-type="string" calcext:value-type="string">
            <text:p>205183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string" calcext:value-type="string">
            <text:p>nhmmer</text:p>
          </table:table-cell>
          <table:table-cell office:value-type="float" office:value="2052094" calcext:value-type="float">
            <text:p>2052094</text:p>
          </table:table-cell>
          <table:table-cell office:value-type="string" calcext:value-type="string">
            <text:p>205220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string" calcext:value-type="string">
            <text:p>nhmmer</text:p>
          </table:table-cell>
          <table:table-cell office:value-type="float" office:value="2160218" calcext:value-type="float">
            <text:p>2160218</text:p>
          </table:table-cell>
          <table:table-cell office:value-type="string" calcext:value-type="string">
            <text:p>216033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string" calcext:value-type="string">
            <text:p>nhmmer</text:p>
          </table:table-cell>
          <table:table-cell office:value-type="float" office:value="2281252" calcext:value-type="float">
            <text:p>2281252</text:p>
          </table:table-cell>
          <table:table-cell office:value-type="string" calcext:value-type="string">
            <text:p>228136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string" calcext:value-type="string">
            <text:p>nhmmer</text:p>
          </table:table-cell>
          <table:table-cell office:value-type="float" office:value="2430544" calcext:value-type="float">
            <text:p>2430544</text:p>
          </table:table-cell>
          <table:table-cell office:value-type="string" calcext:value-type="string">
            <text:p>243065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string" calcext:value-type="string">
            <text:p>nhmmer</text:p>
          </table:table-cell>
          <table:table-cell office:value-type="float" office:value="2548072" calcext:value-type="float">
            <text:p>2548072</text:p>
          </table:table-cell>
          <table:table-cell office:value-type="string" calcext:value-type="string">
            <text:p>254818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string" calcext:value-type="string">
            <text:p>nhmmer</text:p>
          </table:table-cell>
          <table:table-cell office:value-type="float" office:value="2604406" calcext:value-type="float">
            <text:p>2604406</text:p>
          </table:table-cell>
          <table:table-cell office:value-type="string" calcext:value-type="string">
            <text:p>260450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string" calcext:value-type="string">
            <text:p>nhmmer</text:p>
          </table:table-cell>
          <table:table-cell office:value-type="float" office:value="2604764" calcext:value-type="float">
            <text:p>2604764</text:p>
          </table:table-cell>
          <table:table-cell office:value-type="string" calcext:value-type="string">
            <text:p>260487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string" calcext:value-type="string">
            <text:p>nhmmer</text:p>
          </table:table-cell>
          <table:table-cell office:value-type="float" office:value="2605133" calcext:value-type="float">
            <text:p>2605133</text:p>
          </table:table-cell>
          <table:table-cell office:value-type="string" calcext:value-type="string">
            <text:p>260524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string" calcext:value-type="string">
            <text:p>nhmmer</text:p>
          </table:table-cell>
          <table:table-cell office:value-type="float" office:value="2605450" calcext:value-type="float">
            <text:p>2605450</text:p>
          </table:table-cell>
          <table:table-cell office:value-type="string" calcext:value-type="string">
            <text:p>260556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string" calcext:value-type="string">
            <text:p>nhmmer</text:p>
          </table:table-cell>
          <table:table-cell office:value-type="float" office:value="2609325" calcext:value-type="float">
            <text:p>2609325</text:p>
          </table:table-cell>
          <table:table-cell office:value-type="string" calcext:value-type="string">
            <text:p>260943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string" calcext:value-type="string">
            <text:p>nhmmer</text:p>
          </table:table-cell>
          <table:table-cell office:value-type="float" office:value="2622651" calcext:value-type="float">
            <text:p>2622651</text:p>
          </table:table-cell>
          <table:table-cell office:value-type="string" calcext:value-type="string">
            <text:p>262276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string" calcext:value-type="string">
            <text:p>nhmmer</text:p>
          </table:table-cell>
          <table:table-cell office:value-type="float" office:value="2623039" calcext:value-type="float">
            <text:p>2623039</text:p>
          </table:table-cell>
          <table:table-cell office:value-type="string" calcext:value-type="string">
            <text:p>262315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string" calcext:value-type="string">
            <text:p>nhmmer</text:p>
          </table:table-cell>
          <table:table-cell office:value-type="float" office:value="2638816" calcext:value-type="float">
            <text:p>2638816</text:p>
          </table:table-cell>
          <table:table-cell office:value-type="string" calcext:value-type="string">
            <text:p>263892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string" calcext:value-type="string">
            <text:p>nhmmer</text:p>
          </table:table-cell>
          <table:table-cell office:value-type="float" office:value="2756496" calcext:value-type="float">
            <text:p>2756496</text:p>
          </table:table-cell>
          <table:table-cell office:value-type="string" calcext:value-type="string">
            <text:p>275660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string" calcext:value-type="string">
            <text:p>nhmmer</text:p>
          </table:table-cell>
          <table:table-cell office:value-type="float" office:value="2798519" calcext:value-type="float">
            <text:p>2798519</text:p>
          </table:table-cell>
          <table:table-cell office:value-type="string" calcext:value-type="string">
            <text:p>279863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string" calcext:value-type="string">
            <text:p>nhmmer</text:p>
          </table:table-cell>
          <table:table-cell office:value-type="float" office:value="2803136" calcext:value-type="float">
            <text:p>2803136</text:p>
          </table:table-cell>
          <table:table-cell office:value-type="string" calcext:value-type="string">
            <text:p>280324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string" calcext:value-type="string">
            <text:p>nhmmer</text:p>
          </table:table-cell>
          <table:table-cell office:value-type="float" office:value="3043462" calcext:value-type="float">
            <text:p>3043462</text:p>
          </table:table-cell>
          <table:table-cell office:value-type="string" calcext:value-type="string">
            <text:p>304357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string" calcext:value-type="string">
            <text:p>nhmmer</text:p>
          </table:table-cell>
          <table:table-cell office:value-type="float" office:value="3220060" calcext:value-type="float">
            <text:p>3220060</text:p>
          </table:table-cell>
          <table:table-cell office:value-type="string" calcext:value-type="string">
            <text:p>322017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string" calcext:value-type="string">
            <text:p>nhmmer</text:p>
          </table:table-cell>
          <table:table-cell office:value-type="float" office:value="3482255" calcext:value-type="float">
            <text:p>3482255</text:p>
          </table:table-cell>
          <table:table-cell office:value-type="string" calcext:value-type="string">
            <text:p>348236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string" calcext:value-type="string">
            <text:p>nhmmer</text:p>
          </table:table-cell>
          <table:table-cell office:value-type="float" office:value="3515814" calcext:value-type="float">
            <text:p>3515814</text:p>
          </table:table-cell>
          <table:table-cell office:value-type="string" calcext:value-type="string">
            <text:p>351592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string" calcext:value-type="string">
            <text:p>nhmmer</text:p>
          </table:table-cell>
          <table:table-cell office:value-type="float" office:value="3701820" calcext:value-type="float">
            <text:p>3701820</text:p>
          </table:table-cell>
          <table:table-cell office:value-type="string" calcext:value-type="string">
            <text:p>370193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string" calcext:value-type="string">
            <text:p>nhmmer</text:p>
          </table:table-cell>
          <table:table-cell office:value-type="float" office:value="3839887" calcext:value-type="float">
            <text:p>3839887</text:p>
          </table:table-cell>
          <table:table-cell office:value-type="string" calcext:value-type="string">
            <text:p>383999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string" calcext:value-type="string">
            <text:p>nhmmer</text:p>
          </table:table-cell>
          <table:table-cell office:value-type="float" office:value="3855119" calcext:value-type="float">
            <text:p>3855119</text:p>
          </table:table-cell>
          <table:table-cell office:value-type="string" calcext:value-type="string">
            <text:p>385523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string" calcext:value-type="string">
            <text:p>nhmmer</text:p>
          </table:table-cell>
          <table:table-cell office:value-type="float" office:value="3978132" calcext:value-type="float">
            <text:p>3978132</text:p>
          </table:table-cell>
          <table:table-cell office:value-type="string" calcext:value-type="string">
            <text:p>397824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string" calcext:value-type="string">
            <text:p>nhmmer</text:p>
          </table:table-cell>
          <table:table-cell office:value-type="float" office:value="3998261" calcext:value-type="float">
            <text:p>3998261</text:p>
          </table:table-cell>
          <table:table-cell office:value-type="string" calcext:value-type="string">
            <text:p>399837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string" calcext:value-type="string">
            <text:p>nhmmer</text:p>
          </table:table-cell>
          <table:table-cell office:value-type="float" office:value="4124206" calcext:value-type="float">
            <text:p>4124206</text:p>
          </table:table-cell>
          <table:table-cell office:value-type="string" calcext:value-type="string">
            <text:p>412431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string" calcext:value-type="string">
            <text:p>nhmmer</text:p>
          </table:table-cell>
          <table:table-cell office:value-type="float" office:value="4249607" calcext:value-type="float">
            <text:p>4249607</text:p>
          </table:table-cell>
          <table:table-cell office:value-type="string" calcext:value-type="string">
            <text:p>424972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string" calcext:value-type="string">
            <text:p>nhmmer</text:p>
          </table:table-cell>
          <table:table-cell office:value-type="float" office:value="4396308" calcext:value-type="float">
            <text:p>4396308</text:p>
          </table:table-cell>
          <table:table-cell office:value-type="string" calcext:value-type="string">
            <text:p>439642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string" calcext:value-type="string">
            <text:p>nhmmer</text:p>
          </table:table-cell>
          <table:table-cell office:value-type="float" office:value="4500860" calcext:value-type="float">
            <text:p>4500860</text:p>
          </table:table-cell>
          <table:table-cell office:value-type="string" calcext:value-type="string">
            <text:p>450097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string" calcext:value-type="string">
            <text:p>nhmmer</text:p>
          </table:table-cell>
          <table:table-cell office:value-type="float" office:value="4601899" calcext:value-type="float">
            <text:p>4601899</text:p>
          </table:table-cell>
          <table:table-cell office:value-type="string" calcext:value-type="string">
            <text:p>460201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string" calcext:value-type="string">
            <text:p>nhmmer</text:p>
          </table:table-cell>
          <table:table-cell office:value-type="float" office:value="4670730" calcext:value-type="float">
            <text:p>4670730</text:p>
          </table:table-cell>
          <table:table-cell office:value-type="string" calcext:value-type="string">
            <text:p>467084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string" calcext:value-type="string">
            <text:p>nhmmer</text:p>
          </table:table-cell>
          <table:table-cell office:value-type="float" office:value="4766835" calcext:value-type="float">
            <text:p>4766835</text:p>
          </table:table-cell>
          <table:table-cell office:value-type="string" calcext:value-type="string">
            <text:p>476694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string" calcext:value-type="string">
            <text:p>nhmmer</text:p>
          </table:table-cell>
          <table:table-cell office:value-type="float" office:value="4778765" calcext:value-type="float">
            <text:p>4778765</text:p>
          </table:table-cell>
          <table:table-cell office:value-type="string" calcext:value-type="string">
            <text:p>477887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string" calcext:value-type="string">
            <text:p>nhmmer</text:p>
          </table:table-cell>
          <table:table-cell office:value-type="float" office:value="4780966" calcext:value-type="float">
            <text:p>4780966</text:p>
          </table:table-cell>
          <table:table-cell office:value-type="string" calcext:value-type="string">
            <text:p>478107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</table:table-row>
      </table:table>
      <table:table table:name="gIIintron" table:style-name="ta1">
        <table:table-column table:style-name="co1" table:number-columns-repeated="4" table:default-cell-style-name="ce3"/>
        <table:table-column table:style-name="co2" table:default-cell-style-name="ce3"/>
        <table:table-row table:style-name="ro1">
          <table:table-cell table:style-name="Default" office:value-type="string" calcext:value-type="string">
            <text:p>sequence</text:p>
          </table:table-cell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end</text:p>
          </table:table-cell>
          <table:table-cell table:style-name="Default" office:value-type="string" calcext:value-type="string">
            <text:p>strand</text:p>
          </table:table-cell>
          <table:table-cell table:style-name="Default" office:value-type="string" calcext:value-type="string">
            <text:p>next to twoayggay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246855" calcext:value-type="float">
            <text:p>246855</text:p>
          </table:table-cell>
          <table:table-cell office:value-type="string" calcext:value-type="string">
            <text:p>2501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946410" calcext:value-type="float">
            <text:p>946410</text:p>
          </table:table-cell>
          <table:table-cell office:value-type="string" calcext:value-type="string">
            <text:p>948557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992587" calcext:value-type="float">
            <text:p>992587</text:p>
          </table:table-cell>
          <table:table-cell office:value-type="string" calcext:value-type="string">
            <text:p>99536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1062529" calcext:value-type="float">
            <text:p>1062529</text:p>
          </table:table-cell>
          <table:table-cell office:value-type="string" calcext:value-type="string">
            <text:p>1064625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1113296" calcext:value-type="float">
            <text:p>1113296</text:p>
          </table:table-cell>
          <table:table-cell office:value-type="string" calcext:value-type="string">
            <text:p>1115516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1158057" calcext:value-type="float">
            <text:p>1158057</text:p>
          </table:table-cell>
          <table:table-cell office:value-type="string" calcext:value-type="string">
            <text:p>115999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1169637" calcext:value-type="float">
            <text:p>1169637</text:p>
          </table:table-cell>
          <table:table-cell office:value-type="string" calcext:value-type="string">
            <text:p>117153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1280844" calcext:value-type="float">
            <text:p>1280844</text:p>
          </table:table-cell>
          <table:table-cell office:value-type="string" calcext:value-type="string">
            <text:p>128284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1563147" calcext:value-type="float">
            <text:p>1563147</text:p>
          </table:table-cell>
          <table:table-cell office:value-type="string" calcext:value-type="string">
            <text:p>1565197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1897295" calcext:value-type="float">
            <text:p>1897295</text:p>
          </table:table-cell>
          <table:table-cell office:value-type="string" calcext:value-type="string">
            <text:p>189925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2158144" calcext:value-type="float">
            <text:p>2158144</text:p>
          </table:table-cell>
          <table:table-cell office:value-type="string" calcext:value-type="string">
            <text:p>21599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2361857" calcext:value-type="float">
            <text:p>2361857</text:p>
          </table:table-cell>
          <table:table-cell office:value-type="string" calcext:value-type="string">
            <text:p>236386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2546187" calcext:value-type="float">
            <text:p>2546187</text:p>
          </table:table-cell>
          <table:table-cell office:value-type="string" calcext:value-type="string">
            <text:p>254810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2605616" calcext:value-type="float">
            <text:p>2605616</text:p>
          </table:table-cell>
          <table:table-cell office:value-type="string" calcext:value-type="string">
            <text:p>26091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2681027" calcext:value-type="float">
            <text:p>2681027</text:p>
          </table:table-cell>
          <table:table-cell office:value-type="string" calcext:value-type="string">
            <text:p>268316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2775292" calcext:value-type="float">
            <text:p>2775292</text:p>
          </table:table-cell>
          <table:table-cell office:value-type="string" calcext:value-type="string">
            <text:p>2777529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2798481" calcext:value-type="float">
            <text:p>2798481</text:p>
          </table:table-cell>
          <table:table-cell office:value-type="string" calcext:value-type="string">
            <text:p>28005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2803116" calcext:value-type="float">
            <text:p>2803116</text:p>
          </table:table-cell>
          <table:table-cell office:value-type="string" calcext:value-type="string">
            <text:p>28052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2868804" calcext:value-type="float">
            <text:p>2868804</text:p>
          </table:table-cell>
          <table:table-cell office:value-type="string" calcext:value-type="string">
            <text:p>28706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3020226" calcext:value-type="float">
            <text:p>3020226</text:p>
          </table:table-cell>
          <table:table-cell office:value-type="string" calcext:value-type="string">
            <text:p>3022488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3043529" calcext:value-type="float">
            <text:p>3043529</text:p>
          </table:table-cell>
          <table:table-cell office:value-type="string" calcext:value-type="string">
            <text:p>30455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3045629" calcext:value-type="float">
            <text:p>3045629</text:p>
          </table:table-cell>
          <table:table-cell office:value-type="string" calcext:value-type="string">
            <text:p>304758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3168035" calcext:value-type="float">
            <text:p>3168035</text:p>
          </table:table-cell>
          <table:table-cell office:value-type="string" calcext:value-type="string">
            <text:p>31700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3292405" calcext:value-type="float">
            <text:p>3292405</text:p>
          </table:table-cell>
          <table:table-cell office:value-type="string" calcext:value-type="string">
            <text:p>32944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3392957" calcext:value-type="float">
            <text:p>3392957</text:p>
          </table:table-cell>
          <table:table-cell office:value-type="string" calcext:value-type="string">
            <text:p>3395038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3410995" calcext:value-type="float">
            <text:p>3410995</text:p>
          </table:table-cell>
          <table:table-cell office:value-type="string" calcext:value-type="string">
            <text:p>341296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3480431" calcext:value-type="float">
            <text:p>3480431</text:p>
          </table:table-cell>
          <table:table-cell office:value-type="string" calcext:value-type="string">
            <text:p>348242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3513879" calcext:value-type="float">
            <text:p>3513879</text:p>
          </table:table-cell>
          <table:table-cell office:value-type="string" calcext:value-type="string">
            <text:p>3515816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3699720" calcext:value-type="float">
            <text:p>3699720</text:p>
          </table:table-cell>
          <table:table-cell office:value-type="string" calcext:value-type="string">
            <text:p>370172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3837983" calcext:value-type="float">
            <text:p>3837983</text:p>
          </table:table-cell>
          <table:table-cell office:value-type="string" calcext:value-type="string">
            <text:p>3839909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3855585" calcext:value-type="float">
            <text:p>3855585</text:p>
          </table:table-cell>
          <table:table-cell office:value-type="string" calcext:value-type="string">
            <text:p>385762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3976297" calcext:value-type="float">
            <text:p>3976297</text:p>
          </table:table-cell>
          <table:table-cell office:value-type="string" calcext:value-type="string">
            <text:p>3978084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4122329" calcext:value-type="float">
            <text:p>4122329</text:p>
          </table:table-cell>
          <table:table-cell office:value-type="string" calcext:value-type="string">
            <text:p>4124237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4156884" calcext:value-type="float">
            <text:p>4156884</text:p>
          </table:table-cell>
          <table:table-cell office:value-type="string" calcext:value-type="string">
            <text:p>4158784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4247688" calcext:value-type="float">
            <text:p>4247688</text:p>
          </table:table-cell>
          <table:table-cell office:value-type="string" calcext:value-type="string">
            <text:p>424963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4348893" calcext:value-type="float">
            <text:p>4348893</text:p>
          </table:table-cell>
          <table:table-cell office:value-type="string" calcext:value-type="string">
            <text:p>435082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4498512" calcext:value-type="float">
            <text:p>4498512</text:p>
          </table:table-cell>
          <table:table-cell office:value-type="string" calcext:value-type="string">
            <text:p>4500866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4600038" calcext:value-type="float">
            <text:p>4600038</text:p>
          </table:table-cell>
          <table:table-cell office:value-type="string" calcext:value-type="string">
            <text:p>460194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4654192" calcext:value-type="float">
            <text:p>4654192</text:p>
          </table:table-cell>
          <table:table-cell office:value-type="string" calcext:value-type="string">
            <text:p>46567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4736484" calcext:value-type="float">
            <text:p>4736484</text:p>
          </table:table-cell>
          <table:table-cell office:value-type="string" calcext:value-type="string">
            <text:p>4738424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4779072" calcext:value-type="float">
            <text:p>4779072</text:p>
          </table:table-cell>
          <table:table-cell office:value-type="string" calcext:value-type="string">
            <text:p>4780985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4820712" calcext:value-type="float">
            <text:p>4820712</text:p>
          </table:table-cell>
          <table:table-cell office:value-type="string" calcext:value-type="string">
            <text:p>482287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5093756" calcext:value-type="float">
            <text:p>5093756</text:p>
          </table:table-cell>
          <table:table-cell office:value-type="string" calcext:value-type="string">
            <text:p>50976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5270240" calcext:value-type="float">
            <text:p>5270240</text:p>
          </table:table-cell>
          <table:table-cell office:value-type="string" calcext:value-type="string">
            <text:p>52722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5545693" calcext:value-type="float">
            <text:p>5545693</text:p>
          </table:table-cell>
          <table:table-cell office:value-type="string" calcext:value-type="string">
            <text:p>554756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5547539" calcext:value-type="float">
            <text:p>5547539</text:p>
          </table:table-cell>
          <table:table-cell office:value-type="string" calcext:value-type="string">
            <text:p>554937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5567952" calcext:value-type="float">
            <text:p>5567952</text:p>
          </table:table-cell>
          <table:table-cell office:value-type="string" calcext:value-type="string">
            <text:p>557084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5714983" calcext:value-type="float">
            <text:p>5714983</text:p>
          </table:table-cell>
          <table:table-cell office:value-type="string" calcext:value-type="string">
            <text:p>571722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5770761" calcext:value-type="float">
            <text:p>5770761</text:p>
          </table:table-cell>
          <table:table-cell office:value-type="string" calcext:value-type="string">
            <text:p>5774355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6018834" calcext:value-type="float">
            <text:p>6018834</text:p>
          </table:table-cell>
          <table:table-cell office:value-type="string" calcext:value-type="string">
            <text:p>602207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6022054" calcext:value-type="float">
            <text:p>6022054</text:p>
          </table:table-cell>
          <table:table-cell office:value-type="string" calcext:value-type="string">
            <text:p>602435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6162958" calcext:value-type="float">
            <text:p>6162958</text:p>
          </table:table-cell>
          <table:table-cell office:value-type="string" calcext:value-type="string">
            <text:p>61649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6271155" calcext:value-type="float">
            <text:p>6271155</text:p>
          </table:table-cell>
          <table:table-cell office:value-type="float" office:value="6273686" calcext:value-type="float">
            <text:p>627368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6510287" calcext:value-type="float">
            <text:p>6510287</text:p>
          </table:table-cell>
          <table:table-cell office:value-type="string" calcext:value-type="string">
            <text:p>651088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6528397" calcext:value-type="float">
            <text:p>6528397</text:p>
          </table:table-cell>
          <table:table-cell office:value-type="string" calcext:value-type="string">
            <text:p>653044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8">00/00/0000</text:date>, <text:time style:data-style-name="N2" text:time-value="20:08:08.2348338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5T20:13:53.670855740</meta:creation-date>
    <dc:date>2019-11-18T22:56:22.071103268</dc:date>
    <meta:editing-duration>PT34M45S</meta:editing-duration>
    <meta:editing-cycles>5</meta:editing-cycles>
    <meta:generator>LibreOffice/6.0.7.3$Linux_X86_64 LibreOffice_project/00m0$Build-3</meta:generator>
    <meta:document-statistic meta:table-count="3" meta:cell-count="594" meta:object-count="0"/>
  </office:meta>
</office:document-meta>
</file>